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254.75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44"/>
    <style:style style:name="ce10" style:family="table-cell" style:parent-style-name="Default" style:data-style-name="N44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4">
      <style:text-properties fo:font-weight="bold" style:font-weight-asian="bold" style:font-weight-complex="bold"/>
    </style:style>
    <style:style style:name="ce12" style:family="table-cell" style:parent-style-name="Default" style:data-style-name="N44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web-design-proce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4" table:default-cell-style-name="ce9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Mapping the Modern Web Design Process</text:p>
          </table:table-cell>
          <table:table-cell table:style-name="ce7" office:value-type="time" office:time-value="PT02H16M01S" calcext:value-type="time">
            <text:p>02:16:01</text:p>
          </table:table-cell>
          <table:table-cell table:style-name="ce10"/>
          <table:table-cell table:style-name="ce4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5" office:value-type="string" calcext:value-type="string">
            <text:p>Introduction</text:p>
          </table:table-cell>
          <table:table-cell table:style-name="ce8" office:value-type="time" office:time-value="PT00H02M39S" calcext:value-type="time">
            <text:p>00:02:39</text:p>
          </table:table-cell>
          <table:table-cell table:style-name="ce11"/>
          <table:table-cell table:style-name="ce5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office:value-type="time" office:time-value="PT00H01M16S" calcext:value-type="time">
            <text:p>00:01: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hat is this course about, and who is it for?</text:p>
          </table:table-cell>
          <table:table-cell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Web Design as a Process</text:p>
          </table:table-cell>
          <table:table-cell table:style-name="ce8" office:value-type="time" office:time-value="PT00H06M55S" calcext:value-type="time">
            <text:p>00:06:55</text:p>
          </table:table-cell>
          <table:table-cell table:style-name="ce11"/>
          <table:table-cell table:style-name="ce5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at do we mean when we say "web design"?</text:p>
          </table:table-cell>
          <table:table-cell office:value-type="time" office:time-value="PT00H03M36S" calcext:value-type="time">
            <text:p>00:03: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ing informational user experiences</text:p>
          </table:table-cell>
          <table:table-cell office:value-type="time" office:time-value="PT00H01M27S" calcext:value-type="time">
            <text:p>00:01:2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 guide to the web design process</text:p>
          </table:table-cell>
          <table:table-cell office:value-type="time" office:time-value="PT00H01M52S" calcext:value-type="time">
            <text:p>00:01:52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Some Perspective</text:p>
          </table:table-cell>
          <table:table-cell table:style-name="ce8" office:value-type="time" office:time-value="PT00H09M02S" calcext:value-type="time">
            <text:p>00:09:02</text:p>
          </table:table-cell>
          <table:table-cell table:style-name="ce11"/>
          <table:table-cell table:style-name="ce5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 only thing that matters</text:p>
          </table:table-cell>
          <table:table-cell office:value-type="time" office:time-value="PT00H02M07S" calcext:value-type="time">
            <text:p>00:02: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he things the end user does not care about</text:p>
          </table:table-cell>
          <table:table-cell office:value-type="time" office:time-value="PT00H03M19S" calcext:value-type="time">
            <text:p>00:03: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sking what the web can do for you</text:p>
          </table:table-cell>
          <table:table-cell office:value-type="time" office:time-value="PT00H03M36S" calcext:value-type="time">
            <text:p>00:03:36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office:value-type="string" calcext:value-type="string">
            <text:p>Preprocess</text:p>
          </table:table-cell>
          <table:table-cell table:style-name="ce8" office:value-type="time" office:time-value="PT00H08M51S" calcext:value-type="time">
            <text:p>00:08:51</text:p>
          </table:table-cell>
          <table:table-cell table:style-name="ce11"/>
          <table:table-cell table:style-name="ce5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les and responsibilities</text:p>
          </table:table-cell>
          <table:table-cell office:value-type="time" office:time-value="PT00H02M19S" calcext:value-type="time">
            <text:p>00:02: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stablishing baseline documentation</text:p>
          </table:table-cell>
          <table:table-cell office:value-type="time" office:time-value="PT00H03M30S" calcext:value-type="time">
            <text:p>00:03: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ersion control</text:p>
          </table:table-cell>
          <table:table-cell office:value-type="time" office:time-value="PT00H03M02S" calcext:value-type="time">
            <text:p>00:03:02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5" office:value-type="string" calcext:value-type="string">
            <text:p>The Content Strategy Phase</text:p>
          </table:table-cell>
          <table:table-cell table:style-name="ce8" office:value-type="time" office:time-value="PT00H25M52S" calcext:value-type="time">
            <text:p>00:25:52</text:p>
          </table:table-cell>
          <table:table-cell table:style-name="ce11"/>
          <table:table-cell table:style-name="ce5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ent strategy</text:p>
          </table:table-cell>
          <table:table-cell office:value-type="time" office:time-value="PT00H01M36S" calcext:value-type="time">
            <text:p>00:01: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stablishing user personas</text:p>
          </table:table-cell>
          <table:table-cell office:value-type="time" office:time-value="PT00H03M02S" calcext:value-type="time">
            <text:p>00:03: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ent audit</text:p>
          </table:table-cell>
          <table:table-cell office:value-type="time" office:time-value="PT00H05M49S" calcext:value-type="time">
            <text:p>00:05: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tent modeling</text:p>
          </table:table-cell>
          <table:table-cell office:value-type="time" office:time-value="PT00H04M17S" calcext:value-type="time">
            <text:p>00:04: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eating content priority hierarchies</text:p>
          </table:table-cell>
          <table:table-cell office:value-type="time" office:time-value="PT00H03M38S" calcext:value-type="time">
            <text:p>00:03: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formation architecture</text:p>
          </table:table-cell>
          <table:table-cell office:value-type="time" office:time-value="PT00H02M53S" calcext:value-type="time">
            <text:p>00:02: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ireframing</text:p>
          </table:table-cell>
          <table:table-cell office:value-type="time" office:time-value="PT00H04M37S" calcext:value-type="time">
            <text:p>00:04:37</text:p>
          </table:table-cell>
          <table:table-cell office:value-type="time" office:time-value="PT00H53M19S" calcext:value-type="time">
            <text:p>00:53:19</text:p>
          </table:table-cell>
          <table:table-cell office:value-type="string" calcext:value-type="string">
            <text:p>mon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5" office:value-type="string" calcext:value-type="string">
            <text:p>Prebuild Testing</text:p>
          </table:table-cell>
          <table:table-cell table:style-name="ce8" office:value-type="time" office:time-value="PT00H09M49S" calcext:value-type="time">
            <text:p>00:09:49</text:p>
          </table:table-cell>
          <table:table-cell table:style-name="ce11"/>
          <table:table-cell table:style-name="ce5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king it to the streets</text:p>
          </table:table-cell>
          <table:table-cell office:value-type="time" office:time-value="PT00H04M28S" calcext:value-type="time">
            <text:p>00:04: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rd-sorting exercise</text:p>
          </table:table-cell>
          <table:table-cell office:value-type="time" office:time-value="PT00H03M03S" calcext:value-type="time">
            <text:p>00:03: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sting wireframes and interaction patterns</text:p>
          </table:table-cell>
          <table:table-cell office:value-type="time" office:time-value="PT00H02M18S" calcext:value-type="time">
            <text:p>00:02:18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5" office:value-type="string" calcext:value-type="string">
            <text:p>The Build Phase</text:p>
          </table:table-cell>
          <table:table-cell table:style-name="ce8" office:value-type="time" office:time-value="PT00H32M54S" calcext:value-type="time">
            <text:p>00:32:54</text:p>
          </table:table-cell>
          <table:table-cell table:style-name="ce11"/>
          <table:table-cell table:style-name="ce5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ablishing a three-track build process</text:p>
          </table:table-cell>
          <table:table-cell office:value-type="time" office:time-value="PT00H03M16S" calcext:value-type="time">
            <text:p>00:03: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ing a living style guide</text:p>
          </table:table-cell>
          <table:table-cell office:value-type="time" office:time-value="PT00H04M29S" calcext:value-type="time">
            <text:p>00:04: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re content-model development</text:p>
          </table:table-cell>
          <table:table-cell office:value-type="time" office:time-value="PT00H01M49S" calcext:value-type="time">
            <text:p>00:01: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eline development priorities</text:p>
          </table:table-cell>
          <table:table-cell office:value-type="time" office:time-value="PT00H01M07S" calcext:value-type="time">
            <text:p>00:01: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eating a content-only build for accessibility</text:p>
          </table:table-cell>
          <table:table-cell office:value-type="time" office:time-value="PT00H02M52S" calcext:value-type="time">
            <text:p>00:02: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sponsive web design as a process</text:p>
          </table:table-cell>
          <table:table-cell office:value-type="time" office:time-value="PT00H05M31S" calcext:value-type="time">
            <text:p>00:05: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signing in the browser</text:p>
          </table:table-cell>
          <table:table-cell office:value-type="time" office:time-value="PT00H03M24S" calcext:value-type="time">
            <text:p>00:03: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sing content blocks</text:p>
          </table:table-cell>
          <table:table-cell office:value-type="time" office:time-value="PT00H03M23S" calcext:value-type="time">
            <text:p>00:03: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teractive elements and progressive enhancement</text:p>
          </table:table-cell>
          <table:table-cell office:value-type="time" office:time-value="PT00H03M08S" calcext:value-type="time">
            <text:p>00:03:08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rt direction: Responsive images and graphics</text:p>
          </table:table-cell>
          <table:table-cell table:style-name="ce8" office:value-type="time" office:time-value="PT00H03M55S" calcext:value-type="time">
            <text:p>00:03:55</text:p>
          </table:table-cell>
          <table:table-cell table:style-name="ce12" office:value-type="time" office:time-value="PT00H42M43S" calcext:value-type="time">
            <text:p>00:42:43</text:p>
          </table:table-cell>
          <table:table-cell table:style-name="ce13" office:value-type="string" calcext:value-type="string">
            <text:p>thur</text:p>
          </table:table-cell>
          <table:table-cell table:style-name="ce5"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e Test-and-Revision Phase</text:p>
          </table:table-cell>
          <table:table-cell office:value-type="time" office:time-value="PT00H10M21S" calcext:value-type="time">
            <text:p>00:10: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king it to the streets again</text:p>
          </table:table-cell>
          <table:table-cell office:value-type="time" office:time-value="PT00H02M10S" calcext:value-type="time">
            <text:p>00:02: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cessibility testing</text:p>
          </table:table-cell>
          <table:table-cell office:value-type="time" office:time-value="PT00H02M24S" calcext:value-type="time">
            <text:p>00:02: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eak and edge-case testing</text:p>
          </table:table-cell>
          <table:table-cell office:value-type="time" office:time-value="PT00H03M16S" calcext:value-type="time">
            <text:p>00:03: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d-user testing</text:p>
          </table:table-cell>
          <table:table-cell office:value-type="time" office:time-value="PT00H02M31S" calcext:value-type="time">
            <text:p>00:02:31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5" office:value-type="string" calcext:value-type="string">
            <text:p>The Optimization Phase</text:p>
          </table:table-cell>
          <table:table-cell table:style-name="ce8" office:value-type="time" office:time-value="PT00H14M18S" calcext:value-type="time">
            <text:p>00:14:18</text:p>
          </table:table-cell>
          <table:table-cell table:style-name="ce11"/>
          <table:table-cell table:style-name="ce5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timization priorities</text:p>
          </table:table-cell>
          <table:table-cell office:value-type="time" office:time-value="PT00H00M55S" calcext:value-type="time">
            <text:p>00:00: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ptimizing for user experience</text:p>
          </table:table-cell>
          <table:table-cell office:value-type="time" office:time-value="PT00H04M13S" calcext:value-type="time">
            <text:p>00:04: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ptimizing for social media sharing</text:p>
          </table:table-cell>
          <table:table-cell office:value-type="time" office:time-value="PT00H03M47S" calcext:value-type="time">
            <text:p>00:03:4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ptimizing for SEO</text:p>
          </table:table-cell>
          <table:table-cell office:value-type="time" office:time-value="PT00H02M36S" calcext:value-type="time">
            <text:p>00:02: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alytics integration</text:p>
          </table:table-cell>
          <table:table-cell office:value-type="time" office:time-value="PT00H02M47S" calcext:value-type="time">
            <text:p>00:02:47</text:p>
          </table:table-cell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5" office:value-type="string" calcext:value-type="string">
            <text:p>Launch and Reset</text:p>
          </table:table-cell>
          <table:table-cell table:style-name="ce8" office:value-type="time" office:time-value="PT00H14M11S" calcext:value-type="time">
            <text:p>00:14:11</text:p>
          </table:table-cell>
          <table:table-cell table:style-name="ce11"/>
          <table:table-cell table:style-name="ce5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elaunch checklist</text:p>
          </table:table-cell>
          <table:table-cell office:value-type="time" office:time-value="PT00H03M04S" calcext:value-type="time">
            <text:p>00:03: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ft and hard launch</text:p>
          </table:table-cell>
          <table:table-cell office:value-type="time" office:time-value="PT00H05M00S" calcext:value-type="time">
            <text:p>00:05: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eate a feedback loop for issues and resolutions</text:p>
          </table:table-cell>
          <table:table-cell office:value-type="time" office:time-value="PT00H02M50S" calcext:value-type="time">
            <text:p>00:02: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st-launch user testing</text:p>
          </table:table-cell>
          <table:table-cell office:value-type="time" office:time-value="PT00H01M36S" calcext:value-type="time">
            <text:p>00:01: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he web evolves--so should your site</text:p>
          </table:table-cell>
          <table:table-cell office:value-type="time" office:time-value="PT00H01M41S" calcext:value-type="time">
            <text:p>00:01:41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5" office:value-type="string" calcext:value-type="string">
            <text:p>Going Further with lynda.com</text:p>
          </table:table-cell>
          <table:table-cell table:style-name="ce8" office:value-type="time" office:time-value="PT00H01M09S" calcext:value-type="time">
            <text:p>00:01:09</text:p>
          </table:table-cell>
          <table:table-cell table:style-name="ce11"/>
          <table:table-cell table:style-name="ce5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inue your path of learning</text:p>
          </table:table-cell>
          <table:table-cell office:value-type="time" office:time-value="PT00H01M09S" calcext:value-type="time">
            <text:p>00:01:09</text:p>
          </table:table-cell>
          <table:table-cell office:value-type="time" office:time-value="PT00H29M38S" calcext:value-type="time">
            <text:p>00:29:38</text:p>
          </table:table-cell>
          <table:table-cell office:value-type="string" calcext:value-type="string">
            <text:p>wed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0-06T17:10:10.190009079</dc:date>
    <meta:editing-duration>PT16M49S</meta:editing-duration>
    <meta:editing-cycles>1</meta:editing-cycles>
    <meta:document-statistic meta:table-count="1" meta:cell-count="185" meta:object-count="0"/>
  </office:meta>
</office:document-meta>
</file>